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QUISTO BIGLIETTO</text:p>
      <text:p text:style-name="P2"/>
      <text:p text:style-name="P3"><text:span text:style-name="T1">Dopo aver scelto l'evento desiderato, si procede all'acquisto tramite i seguenti passi:</text:span></text:p>
      <text:p text:style-name="P3"><text:span text:style-name="T1"/></text:p>
      <text:list xml:id="list1467314151656507747" text:style-name="L1">
        <text:list-item>
          <text:p text:style-name="P4"><text:span text:style-name="T1">Ci si trova sulla pagina con la descrizione dell'evento. Qualsiasi utente può procedere all'acquisto del biglietto cliccando sul pulsante apposito.</text:span></text:p>
        </text:list-item>
        <text:list-item>
          <text:p text:style-name="P4"><text:span text:style-name="T1">La nuova schermata indica le date, i luoghi e i prezzi minimi dei biglietti disponibili. L'utente sceglie in base alle sue necessità e procede alla schermata successiva.</text:span></text:p>
        </text:list-item>
        <text:list-item>
          <text:p text:style-name="P4"><text:span text:style-name="T1">Ora è possibile scegliere la zona da cui assistere all'evento (spalti o prato, platea o galleria), il numero di biglietti (massimo 4) e procedere all'ultima schermata. Se l'utente è registrato, può optare per la scelta del posto in pianta.</text:span></text:p>
        </text:list-item>
        <text:list-item>
          <text:p text:style-name="P4"><text:span text:style-name="T1">Nell'ultima schermata è presente il riepilogo del biglietto: foto evento, nome evento, luogo, data, ora, posto, prezzo biglietto singolo e totale. È inoltre presente una sezione per l'inserimento dei dati della persona che </text:span><text:span text:style-name="T2">dovrà</text:span><text:span text:style-name="T1"> partecipare all'evento. Se l'utente è registrato, i dati verranno recuperati automaticamente dal suo account, con la possibilità di modifica nel caso stesse acquistando il biglietto per terzi.</text:span></text:p>
        </text:list-item>
        <text:list-item>
          <text:p text:style-name="P4"><text:span text:style-name="T1">È possibile ora completare l'acquisto tramite l'apposito pulsante che reindirizzerà al portale PayPal, salvo il caso in cui l'utente abbia già raggiunto il limite consentito di acquisti (dispositivo o persona) per il concerto selezionato.</text:span></text:p>
        </text:list-item>
        <text:list-item>
          <text:p text:style-name="P4"><text:span text:style-name="T1">Terminata il pagamento, verrà visualizzata una schermata di riepilogo che permette di tornare alla Hom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derico Raparelli</meta:initial-creator>
    <meta:creation-date>2018-04-05T10:55:53</meta:creation-date>
    <dc:date>2018-04-05T12:01:01</dc:date>
    <dc:creator>Federico Raparelli</dc:creator>
    <meta:editing-duration>PT34M46S</meta:editing-duration>
    <meta:editing-cycles>2</meta:editing-cycles>
    <meta:generator>OpenOffice/4.1.5$Unix OpenOffice.org_project/415m1$Build-9789</meta:generator>
    <meta:document-statistic meta:table-count="0" meta:image-count="0" meta:object-count="0" meta:page-count="1" meta:paragraph-count="8" meta:word-count="216" meta:character-count="1429"/>
  </office:meta>
</office:document-meta>
</file>